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/>
    <style:style style:name="ACOL-11" style:family="table-column">
      <style:table-column-properties style:column-width="4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2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1"/>
        <table:table-column table:default-cell-style-name="ACE-1" table:style-name="ACOL-6"/>
        <table:table-column table:default-cell-style-name="ACE-1" table:style-name="ACOL-1"/>
        <table:table-column table:default-cell-style-name="ACE-1" table:style-name="ACOL-7"/>
        <table:table-column table:default-cell-style-name="ACE-1" table:style-name="ACOL-1" table:number-columns-repeated="2"/>
        <table:table-column table:default-cell-style-name="ACE-1" table:style-name="ACOL-8"/>
        <table:table-column table:default-cell-style-name="ACE-1" table:style-name="ACOL-1" table:number-columns-repeated="2"/>
        <table:table-column table:default-cell-style-name="ACE-1" table:style-name="ACOL-9"/>
        <table:table-column table:default-cell-style-name="ACE-1" table:style-name="ACOL-0" table:number-columns-repeated="9"/>
        <table:table-column table:default-cell-style-name="ACE-1" table:style-name="ACOL-11" table:number-columns-repeated="3"/>
        <table:table-column table:default-cell-style-name="ACE-1" table:style-name="ACOL-0" table:number-columns-repeated="222"/>
        <table:table-column table:style-name="ACOL-0" table:number-columns-repeated="6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1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003">
            <text:p>9003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2.600000000000001">
            <text:p>−22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3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016">
            <text:p>9016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4.300000000000001">
            <text:p>−24.3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3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104">
            <text:p>9104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3.699999999999999">
            <text:p>−23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3-200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352">
            <text:p>9352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6.199999999999999">
            <text:p>−26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4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455">
            <text:p>9455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7.300000000000001">
            <text:p>−27.3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7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593">
            <text:p>9593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9.799999999999997">
            <text:p>−29.8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8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645">
            <text:p>9645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0.600000000000001">
            <text:p>−30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9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650">
            <text:p>9650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9.700000000000003">
            <text:p>−29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9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679">
            <text:p>9679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0.100000000000001">
            <text:p>−30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19-200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716">
            <text:p>9716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8.600000000000001">
            <text:p>−28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0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9722">
            <text:p>9722</text:p>
          </table:table-cell>
          <table:table-cell table:style-name="ACE-1" office:value-type="float" office:value="21">
            <text:p>21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0.299999999999997">
            <text:p>−30.3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0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281">
            <text:p>10281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3.899999999999999">
            <text:p>−33.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0-200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339">
            <text:p>10339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4.399999999999999">
            <text:p>−34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0-2008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430">
            <text:p>10430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6.899999999999999">
            <text:p>−36.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0-2009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459">
            <text:p>10459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299999999999997">
            <text:p>−38.3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1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476">
            <text:p>10476</text:p>
          </table:table-cell>
          <table:table-cell table:style-name="ACE-1" office:value-type="float" office:value="29">
            <text:p>2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7">
            <text:p>−3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1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479">
            <text:p>10479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200000000000003">
            <text:p>−38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1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489">
            <text:p>10489</text:p>
          </table:table-cell>
          <table:table-cell table:style-name="ACE-1" office:value-type="float" office:value="21">
            <text:p>21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299999999999997">
            <text:p>−38.3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2-1.A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494">
            <text:p>10494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299999999999997">
            <text:p>−38.3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2-1.B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496">
            <text:p>10496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100000000000001">
            <text:p>−38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2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585">
            <text:p>1058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6.700000000000003">
            <text:p>−36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4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594">
            <text:p>10594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100000000000001">
            <text:p>−38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8-25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617">
            <text:p>10617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5">
            <text:p>−38.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9-7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701">
            <text:p>10701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9.600000000000001">
            <text:p>−39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9-7-5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723">
            <text:p>10723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9.399999999999999">
            <text:p>−39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9-8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759">
            <text:p>10759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9.600000000000001">
            <text:p>−39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9-8-2007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773">
            <text:p>10773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9.399999999999999">
            <text:p>−39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9-8-2008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804">
            <text:p>10804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1.200000000000003">
            <text:p>−41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12-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818">
            <text:p>10818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600000000000001">
            <text:p>−38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12-7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823">
            <text:p>10823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9.700000000000003">
            <text:p>−39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13-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830">
            <text:p>10830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9.799999999999997">
            <text:p>−39.8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13-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1.200000000000003">
            <text:p>−41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13-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2.5">
            <text:p>−42.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8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0988">
            <text:p>10988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1.5">
            <text:p>−41.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9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062">
            <text:p>11062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1.5">
            <text:p>−41.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1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306">
            <text:p>11306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6.100000000000001">
            <text:p>−56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2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350">
            <text:p>11350</text:p>
          </table:table-cell>
          <table:table-cell table:style-name="ACE-1" office:value-type="float" office:value="29">
            <text:p>2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7.600000000000001">
            <text:p>−57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3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416">
            <text:p>11416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8.200000000000003">
            <text:p>−58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4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488">
            <text:p>11488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8.200000000000003">
            <text:p>−58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4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519">
            <text:p>11519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5.600000000000001">
            <text:p>−55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4-3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550">
            <text:p>1155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5.799999999999997">
            <text:p>−55.8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7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578">
            <text:p>11578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6">
            <text:p>−5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8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581">
            <text:p>11581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5.700000000000003">
            <text:p>−55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8-1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676">
            <text:p>11676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8">
            <text:p>−58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18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777">
            <text:p>11777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9.200000000000003">
            <text:p>−59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0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791">
            <text:p>11791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8.100000000000001">
            <text:p>−58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0-2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828">
            <text:p>11828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6.600000000000001">
            <text:p>−56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0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871">
            <text:p>11871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6.600000000000001">
            <text:p>−56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0-4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1887">
            <text:p>11887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7.100000000000001">
            <text:p>−57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0-2009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058">
            <text:p>12058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8.399999999999999">
            <text:p>−58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3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263">
            <text:p>12263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0.100000000000001">
            <text:p>−60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4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284">
            <text:p>12284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1">
            <text:p>−6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4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397">
            <text:p>12397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1.099999999999994">
            <text:p>−61.0999999999999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5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490">
            <text:p>12490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1.099999999999994">
            <text:p>−61.0999999999999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6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590">
            <text:p>1259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3.5">
            <text:p>−63.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6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601">
            <text:p>12601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5.599999999999994">
            <text:p>−65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6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4.200000000000003">
            <text:p>−64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7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5.700000000000003">
            <text:p>−65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BBDS_10-27-3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665">
            <text:p>12665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5.799999999999997">
            <text:p>−65.8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5-2.A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744">
            <text:p>12744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4.099999999999994">
            <text:p>−64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5-2.B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768">
            <text:p>12768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5.799999999999997">
            <text:p>−65.8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6-7.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790">
            <text:p>12790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4.099999999999994">
            <text:p>−64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9-1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816">
            <text:p>12816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3.5">
            <text:p>−63.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9-2001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840">
            <text:p>12840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6.200000000000003">
            <text:p>−66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9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904">
            <text:p>12904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3.599999999999994">
            <text:p>−63.5999999999999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9-200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967">
            <text:p>12967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3.700000000000003">
            <text:p>−63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2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2996">
            <text:p>12996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3.5">
            <text:p>−63.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4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026">
            <text:p>13026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8.400000000000006">
            <text:p>−68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4-2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050">
            <text:p>13050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7.700000000000003">
            <text:p>−67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4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067">
            <text:p>13067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7.599999999999994">
            <text:p>−67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4-4.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078">
            <text:p>13078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8.400000000000006">
            <text:p>−68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5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100">
            <text:p>13100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8.400000000000006">
            <text:p>−68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5-4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105">
            <text:p>1310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7.200000000000003">
            <text:p>−67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6-5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121">
            <text:p>13121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7.599999999999994">
            <text:p>−67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6-5.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126">
            <text:p>13126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9.400000000000006">
            <text:p>−69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7-2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202">
            <text:p>13202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9.700000000000003">
            <text:p>−69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7-2.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213">
            <text:p>13213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6.900000000000006">
            <text:p>−66.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7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238">
            <text:p>13238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6.900000000000006">
            <text:p>−66.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7-2004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349">
            <text:p>13349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2">
            <text:p>−7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7-200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567">
            <text:p>13567</text:p>
          </table:table-cell>
          <table:table-cell table:style-name="ACE-1" office:value-type="float" office:value="29">
            <text:p>29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1.900000000000006">
            <text:p>−71.9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8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610">
            <text:p>13610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6.599999999999994">
            <text:p>−76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8-2.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611">
            <text:p>13611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3.799999999999997">
            <text:p>−73.8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8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708">
            <text:p>13708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4.099999999999994">
            <text:p>−74.1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9-2003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751">
            <text:p>13751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5.400000000000006">
            <text:p>−75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9-2005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826">
            <text:p>13826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3.599999999999994">
            <text:p>−73.6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2002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837">
            <text:p>13837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8.299999999999997">
            <text:p>−78.3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200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873">
            <text:p>13873</text:p>
          </table:table-cell>
          <table:table-cell table:style-name="ACE-1" office:value-type="float" office:value="52">
            <text:p>52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7.200000000000003">
            <text:p>−77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2007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898">
            <text:p>13898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8.200000000000003">
            <text:p>−78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2010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13922">
            <text:p>13922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7.200000000000003">
            <text:p>−77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40" table:style-name="ACE-1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B56</text:p>
          </table:table-cell>
          <table:table-cell table:style-name="ACE-1" office:value-type="float" office:value="13.039999999999999">
            <text:p>13.04</text:p>
          </table:table-cell>
          <table:table-cell table:style-name="ACE-1" office:value-type="float" office:value="-59.549999999999997">
            <text:p>−59.55</text:p>
          </table:table-cell>
          <table:table-cell table:style-name="ACE-1" office:value-type="float" office:value="726">
            <text:p>726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4-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7376">
            <text:p>7376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6999999999999993">
            <text:p>4.699999999999999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10-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8934">
            <text:p>8934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2.899999999999999">
            <text:p>−22.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9-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8936">
            <text:p>8936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2.199999999999999">
            <text:p>−22.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12-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9155">
            <text:p>9155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6.100000000000001">
            <text:p>−26.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16-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9618">
            <text:p>9618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0.799999999999997">
            <text:p>−30.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16-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9922">
            <text:p>9922</text:p>
          </table:table-cell>
          <table:table-cell table:style-name="ACE-1" office:value-type="float" office:value="21">
            <text:p>21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1.100000000000001">
            <text:p>−31.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5-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9930">
            <text:p>9930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8.899999999999999">
            <text:p>−18.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19-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9941">
            <text:p>9941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4">
            <text:p>−3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6-2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-59.551699999999997">
            <text:p>−59.5517</text:p>
          </table:table-cell>
          <table:table-cell table:style-name="ACE-1" office:value-type="float" office:value="10527">
            <text:p>10527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A. Cervicorn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9.5">
            <text:p>−49.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23-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10571">
            <text:p>10571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8.899999999999999">
            <text:p>−38.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26-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10808">
            <text:p>10808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0.299999999999997">
            <text:p>−40.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7-27-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-59.540799999999997">
            <text:p>−59.5408</text:p>
          </table:table-cell>
          <table:table-cell table:style-name="ACE-1" office:value-type="float" office:value="11078">
            <text:p>11078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2">
            <text:p>−4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12-7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-59.551699999999997">
            <text:p>−59.5517</text:p>
          </table:table-cell>
          <table:table-cell table:style-name="ACE-1" office:value-type="float" office:value="11391">
            <text:p>11391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5.799999999999997">
            <text:p>−55.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5-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1392">
            <text:p>11392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4.399999999999999">
            <text:p>−54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6-7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1511">
            <text:p>11511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6.100000000000001">
            <text:p>−56.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6-12-6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-59.551699999999997">
            <text:p>−59.5517</text:p>
          </table:table-cell>
          <table:table-cell table:style-name="ACE-1" office:value-type="float" office:value="11512">
            <text:p>11512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5.700000000000003">
            <text:p>−55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-7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1774">
            <text:p>11774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2.5">
            <text:p>−72.5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-2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1988">
            <text:p>11988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5.400000000000006">
            <text:p>−75.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9-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2002">
            <text:p>12002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9">
            <text:p>−5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016">
            <text:p>12016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3.700000000000003">
            <text:p>−73.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-6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029">
            <text:p>12029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2.400000000000006">
            <text:p>−72.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-5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103">
            <text:p>12103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4.099999999999994">
            <text:p>−74.1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9-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2170">
            <text:p>12170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9.399999999999999">
            <text:p>−59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179">
            <text:p>12179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2.200000000000003">
            <text:p>−72.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9-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2203">
            <text:p>12203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59.299999999999997">
            <text:p>−59.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-8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212">
            <text:p>12212</text:p>
          </table:table-cell>
          <table:table-cell table:style-name="ACE-1" office:value-type="float" office:value="64">
            <text:p>64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2.900000000000006">
            <text:p>−72.9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303">
            <text:p>12303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5.400000000000006">
            <text:p>−75.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-7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309">
            <text:p>12309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4.400000000000006">
            <text:p>−74.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-6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2411">
            <text:p>12411</text:p>
          </table:table-cell>
          <table:table-cell table:style-name="ACE-1" office:value-type="float" office:value="69">
            <text:p>69</text:p>
          </table:table-cell>
          <table:table-cell table:style-name="ACE-1" office:value-type="string">
            <text:p>Diploria spp.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1.200000000000003">
            <text:p>−61.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2-4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2533">
            <text:p>12533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-4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680">
            <text:p>1268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5.799999999999997">
            <text:p>−75.8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3-6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2783">
            <text:p>12783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9.599999999999994">
            <text:p>−79.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2-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2798">
            <text:p>12798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2.299999999999997">
            <text:p>−62.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4-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2844">
            <text:p>12844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4.099999999999994">
            <text:p>−64.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-6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873">
            <text:p>12873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1.099999999999994">
            <text:p>−61.09999999999999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-5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2937">
            <text:p>12937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1.099999999999994">
            <text:p>−61.09999999999999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5-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2993">
            <text:p>12993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5.700000000000003">
            <text:p>−65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6-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3088">
            <text:p>13088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7.299999999999997">
            <text:p>−67.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17-2_CL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3179">
            <text:p>13179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7.799999999999997">
            <text:p>−67.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3555">
            <text:p>13555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1.200000000000003">
            <text:p>−71.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3574">
            <text:p>13574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1.5">
            <text:p>−71.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7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3578">
            <text:p>13578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1.700000000000003">
            <text:p>−71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1-10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13632">
            <text:p>13632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2">
            <text:p>−7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8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4082">
            <text:p>14082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1">
            <text:p>−9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1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4255">
            <text:p>14255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3.099999999999994">
            <text:p>−93.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9-7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4295">
            <text:p>14295</text:p>
          </table:table-cell>
          <table:table-cell table:style-name="ACE-1" office:value-type="float" office:value="29">
            <text:p>29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1.900000000000006">
            <text:p>−91.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2-7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4396">
            <text:p>14396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5">
            <text:p>−9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2-5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4408">
            <text:p>14408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4.900000000000006">
            <text:p>−94.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13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4539">
            <text:p>14539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6.400000000000006">
            <text:p>−96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3-1-11</text:p>
          </table:table-cell>
          <table:table-cell table:style-name="ACE-1" office:value-type="float" office:value="13.0367">
            <text:p>13.0367</text:p>
          </table:table-cell>
          <table:table-cell table:style-name="ACE-1" office:value-type="float" office:value="-59.547600000000003">
            <text:p>−59.5476</text:p>
          </table:table-cell>
          <table:table-cell table:style-name="ACE-1" office:value-type="float" office:value="14563">
            <text:p>14563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0.5">
            <text:p>−90.5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5-3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4573">
            <text:p>14573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3.799999999999997">
            <text:p>−93.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3-8-9</text:p>
          </table:table-cell>
          <table:table-cell table:style-name="ACE-1" office:value-type="float" office:value="13.0367">
            <text:p>13.0367</text:p>
          </table:table-cell>
          <table:table-cell table:style-name="ACE-1" office:value-type="float" office:value="-59.547600000000003">
            <text:p>−59.5476</text:p>
          </table:table-cell>
          <table:table-cell table:style-name="ACE-1" office:value-type="float" office:value="17580">
            <text:p>17580</text:p>
          </table:table-cell>
          <table:table-cell table:style-name="ACE-1" office:value-type="float" office:value="69">
            <text:p>69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9.40000000000001">
            <text:p>−109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0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116">
            <text:p>18116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8.90000000000001">
            <text:p>−108.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1-6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174">
            <text:p>18174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9.5">
            <text:p>−109.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1-11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176">
            <text:p>18176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9.7">
            <text:p>−109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1-10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218">
            <text:p>18218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9.7">
            <text:p>−109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9-5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8408">
            <text:p>18408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5.40000000000001">
            <text:p>−105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1-9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448">
            <text:p>18448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9.7">
            <text:p>−109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2-4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549">
            <text:p>18549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0.7">
            <text:p>−110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4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716">
            <text:p>18716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3">
            <text:p>−11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3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746">
            <text:p>18746</text:p>
          </table:table-cell>
          <table:table-cell table:style-name="ACE-1" office:value-type="float" office:value="64">
            <text:p>64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1.2">
            <text:p>−111.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3-5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783">
            <text:p>18783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1.40000000000001">
            <text:p>−111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4-4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8806">
            <text:p>18806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3.2">
            <text:p>−113.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27-5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19075">
            <text:p>1907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7.8">
            <text:p>−117.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0-1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392">
            <text:p>19392</text:p>
          </table:table-cell>
          <table:table-cell table:style-name="ACE-1" office:value-type="float" office:value="29">
            <text:p>29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5.8">
            <text:p>−105.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3-6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434">
            <text:p>19434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Diploria sp.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6.700000000000003">
            <text:p>−86.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4-3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483">
            <text:p>19483</text:p>
          </table:table-cell>
          <table:table-cell table:style-name="ACE-1" office:value-type="float" office:value="27">
            <text:p>27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2.7">
            <text:p>−102.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2-2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518">
            <text:p>19518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7.40000000000001">
            <text:p>−107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5-3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595">
            <text:p>19595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Diploria sp.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9.200000000000003">
            <text:p>−89.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5-5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627">
            <text:p>19627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Diploria sp.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9.299999999999997">
            <text:p>−89.3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4-4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638">
            <text:p>19638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2.90000000000001">
            <text:p>−102.9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4-5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650">
            <text:p>196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3">
            <text:p>−10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2-5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708">
            <text:p>19708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7.8">
            <text:p>−107.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3-4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770">
            <text:p>19770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1.5">
            <text:p>−101.5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5-8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19913">
            <text:p>19913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4.8">
            <text:p>−104.8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2-4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0339">
            <text:p>20339</text:p>
          </table:table-cell>
          <table:table-cell table:style-name="ACE-1" office:value-type="float" office:value="79">
            <text:p>79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1.7">
            <text:p>−101.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7-3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20575">
            <text:p>20575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8.09999999999999">
            <text:p>−108.1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5-19-3</text:p>
          </table:table-cell>
          <table:table-cell table:style-name="ACE-1" office:value-type="float" office:value="13.0366">
            <text:p>13.0366</text:p>
          </table:table-cell>
          <table:table-cell table:style-name="ACE-1" office:value-type="float" office:value="-59.547499999999999">
            <text:p>−59.5475</text:p>
          </table:table-cell>
          <table:table-cell table:style-name="ACE-1" office:value-type="float" office:value="20632">
            <text:p>20632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9.3">
            <text:p>−109.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4-7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1714">
            <text:p>21714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6.5">
            <text:p>−106.5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4-8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1802">
            <text:p>21802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6.80000000000001">
            <text:p>−106.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4-10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1858">
            <text:p>21858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7">
            <text:p>−10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5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1966">
            <text:p>21966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P. asteroide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07.80000000000001">
            <text:p>−107.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5-6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2160">
            <text:p>22160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3.19999999999999">
            <text:p>−123.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7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2536">
            <text:p>22536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4.5">
            <text:p>−124.5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7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2574">
            <text:p>22574</text:p>
          </table:table-cell>
          <table:table-cell table:style-name="ACE-1" office:value-type="float" office:value="48">
            <text:p>48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4.69999999999999">
            <text:p>−124.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8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3039">
            <text:p>23039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6.69999999999999">
            <text:p>−126.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8-1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3044">
            <text:p>23044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6.5">
            <text:p>−126.5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8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3296">
            <text:p>23296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6.69999999999999">
            <text:p>−126.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9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3858">
            <text:p>23858</text:p>
          </table:table-cell>
          <table:table-cell table:style-name="ACE-1" office:value-type="float" office:value="69">
            <text:p>69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8.19999999999999">
            <text:p>−128.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9-2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3867">
            <text:p>23867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8.09999999999999">
            <text:p>−128.1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9-5A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4579">
            <text:p>24579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Diploria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3.80000000000001">
            <text:p>−113.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39-4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4883">
            <text:p>24883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Diploria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3.59999999999999">
            <text:p>−113.6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0-4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045">
            <text:p>25045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Diploria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5.69999999999999">
            <text:p>−115.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0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265">
            <text:p>25265</text:p>
          </table:table-cell>
          <table:table-cell table:style-name="ACE-1" office:value-type="float" office:value="225">
            <text:p>225</text:p>
          </table:table-cell>
          <table:table-cell table:style-name="ACE-1" office:value-type="string">
            <text:p>Diploria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5.59999999999999">
            <text:p>−115.6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1-11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622">
            <text:p>25622</text:p>
          </table:table-cell>
          <table:table-cell table:style-name="ACE-1" office:value-type="float" office:value="63">
            <text:p>63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32">
            <text:p>−13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1-8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639">
            <text:p>25639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32">
            <text:p>−13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1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645">
            <text:p>25645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31.59999999999999">
            <text:p>−131.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1-9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741">
            <text:p>25741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32.19999999999999">
            <text:p>−132.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1-6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743">
            <text:p>25743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31.80000000000001">
            <text:p>−131.8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1-10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5866">
            <text:p>25866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32.30000000000001">
            <text:p>−132.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1-1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26044">
            <text:p>26044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M. annularis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32.30000000000001">
            <text:p>−132.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8-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29540">
            <text:p>29540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5">
            <text:p>−8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8-7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30147">
            <text:p>30147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5.299999999999997">
            <text:p>−85.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29-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30225">
            <text:p>3022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5.700000000000003">
            <text:p>−85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30-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30242">
            <text:p>30242</text:p>
          </table:table-cell>
          <table:table-cell table:style-name="ACE-1" office:value-type="float" office:value="48">
            <text:p>48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6.400000000000006">
            <text:p>−86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12-30-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-59.553100000000001">
            <text:p>−59.5531</text:p>
          </table:table-cell>
          <table:table-cell table:style-name="ACE-1" office:value-type="float" office:value="30298">
            <text:p>30298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A. palmate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86.299999999999997">
            <text:p>−86.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2"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RGF_9-43-3</text:p>
          </table:table-cell>
          <table:table-cell table:style-name="ACE-1" office:value-type="float" office:value="13.0433">
            <text:p>13.0433</text:p>
          </table:table-cell>
          <table:table-cell table:style-name="ACE-1" office:value-type="float" office:value="-59.555599999999998">
            <text:p>−59.5556</text:p>
          </table:table-cell>
          <table:table-cell table:style-name="ACE-1" office:value-type="float" office:value="31366">
            <text:p>31366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Diploria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5.5">
            <text:p>−125.5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Fairbanks1988,PeltierFairbanks2006</text:p>
          </table:table-cell>
          <table:table-cell table:number-columns-repeated="234" table:style-name="ACE-1"/>
          <table:table-cell table:number-columns-repeated="6" table:style-name="Gnumeric-default"/>
        </table:table-row>
        <table:table-row table:style-name="AROW-0" table:number-rows-repeated="65227">
          <table:table-cell table:number-columns-repeated="256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108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4" gnm:cursor-row="24">
          <gnm:selection gnm:start-col="4" gnm:start-row="24" gnm:end-col="4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1-02T07:53:3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